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3">
          <table:table-cell office:value-type="float" office:value="0">
            <text:p>0</text:p>
          </table:table-cell>
          <table:table-cell table:formula="of:= - (([.A1]*[.A1]) + (12.5*[.A1])) / (0.08*[.A1] + 0.5)" office:value-type="float" office:value="-0">
            <text:p>0</text:p>
          </table:table-cell>
          <table:table-cell/>
        </table:table-row>
        <table:table-row table:style-name="ro3">
          <table:table-cell office:value-type="float" office:value="-0.5">
            <text:p>-0.5</text:p>
          </table:table-cell>
          <table:table-cell table:formula="of:= - (([.A2]*[.A2]) + (12.5*[.A2])) / (0.08*[.A2] + 0.5)" office:value-type="float" office:value="13.0434782608696">
            <text:p>13.0434782609</text:p>
          </table:table-cell>
          <table:table-cell/>
        </table:table-row>
        <table:table-row table:style-name="ro3">
          <table:table-cell office:value-type="float" office:value="-1">
            <text:p>-1</text:p>
          </table:table-cell>
          <table:table-cell table:formula="of:= - (([.A3]*[.A3]) + (12.5*[.A3])) / (0.08*[.A3] + 0.5)" office:value-type="float" office:value="27.3809523809524">
            <text:p>27.380952381</text:p>
          </table:table-cell>
          <table:table-cell/>
        </table:table-row>
        <table:table-row table:style-name="ro3">
          <table:table-cell office:value-type="float" office:value="-1.5">
            <text:p>-1.5</text:p>
          </table:table-cell>
          <table:table-cell table:formula="of:= - (([.A4]*[.A4]) + (12.5*[.A4])) / (0.08*[.A4] + 0.5)" office:value-type="float" office:value="43.421052631579">
            <text:p>43.4210526316</text:p>
          </table:table-cell>
          <table:table-cell/>
        </table:table-row>
        <table:table-row table:style-name="ro3">
          <table:table-cell office:value-type="float" office:value="-2">
            <text:p>-2</text:p>
          </table:table-cell>
          <table:table-cell table:formula="of:= - (([.A5]*[.A5]) + (12.5*[.A5])) / (0.08*[.A5] + 0.5)" office:value-type="float" office:value="61.764705882353">
            <text:p>61.7647058824</text:p>
          </table:table-cell>
          <table:table-cell/>
        </table:table-row>
        <table:table-row table:style-name="ro3">
          <table:table-cell office:value-type="float" office:value="-2.5">
            <text:p>-2.5</text:p>
          </table:table-cell>
          <table:table-cell table:formula="of:= - (([.A6]*[.A6]) + (12.5*[.A6])) / (0.08*[.A6] + 0.5)" office:value-type="float" office:value="83.3333333333333">
            <text:p>83.3333333333</text:p>
          </table:table-cell>
          <table:table-cell/>
        </table:table-row>
        <table:table-row table:style-name="ro3">
          <table:table-cell office:value-type="float" office:value="-3">
            <text:p>-3</text:p>
          </table:table-cell>
          <table:table-cell table:formula="of:= - (([.A7]*[.A7]) + (12.5*[.A7])) / (0.08*[.A7] + 0.5)" office:value-type="float" office:value="109.615384615385">
            <text:p>109.6153846154</text:p>
          </table:table-cell>
          <table:table-cell/>
        </table:table-row>
        <table:table-row table:style-name="ro3">
          <table:table-cell office:value-type="float" office:value="-3.5">
            <text:p>-3.5</text:p>
          </table:table-cell>
          <table:table-cell table:formula="of:= - (([.A8]*[.A8]) + (12.5*[.A8])) / (0.08*[.A8] + 0.5)" office:value-type="float" office:value="143.181818181818">
            <text:p>143.1818181818</text:p>
          </table:table-cell>
          <table:table-cell/>
        </table:table-row>
        <table:table-row table:style-name="ro3">
          <table:table-cell office:value-type="float" office:value="-4">
            <text:p>-4</text:p>
          </table:table-cell>
          <table:table-cell table:formula="of:= - (([.A9]*[.A9]) + (12.5*[.A9])) / (0.08*[.A9] + 0.5)" office:value-type="float" office:value="188.888888888889">
            <text:p>188.8888888889</text:p>
          </table:table-cell>
          <table:table-cell/>
        </table:table-row>
        <table:table-row table:style-name="ro3">
          <table:table-cell office:value-type="float" office:value="-4.5">
            <text:p>-4.5</text:p>
          </table:table-cell>
          <table:table-cell table:formula="of:= - (([.A10]*[.A10]) + (12.5*[.A10])) / (0.08*[.A10] + 0.5)" office:value-type="float" office:value="257.142857142857">
            <text:p>257.1428571429</text:p>
          </table:table-cell>
          <table:table-cell/>
        </table:table-row>
        <table:table-row table:style-name="ro3">
          <table:table-cell office:value-type="float" office:value="-5">
            <text:p>-5</text:p>
          </table:table-cell>
          <table:table-cell table:formula="of:= - (([.A11]*[.A11]) + (12.5*[.A11])) / (0.08*[.A11] + 0.5)" office:value-type="float" office:value="375">
            <text:p>375</text:p>
          </table:table-cell>
          <table:table-cell/>
        </table:table-row>
        <table:table-row table:style-name="ro3">
          <table:table-cell office:value-type="float" office:value="-5.5">
            <text:p>-5.5</text:p>
          </table:table-cell>
          <table:table-cell table:formula="of:= - (([.A12]*[.A12]) + (12.5*[.A12])) / (0.08*[.A12] + 0.5)" office:value-type="float" office:value="641.666666666667">
            <text:p>641.6666666667</text:p>
          </table:table-cell>
          <table:table-cell/>
        </table:table-row>
        <table:table-row table:style-name="ro3">
          <table:table-cell office:value-type="float" office:value="-6">
            <text:p>-6</text:p>
          </table:table-cell>
          <table:table-cell table:formula="of:= - (([.A13]*[.A13]) + (12.5*[.A13])) / (0.08*[.A13] + 0.5)" office:value-type="float" office:value="1950">
            <text:p>1950</text:p>
          </table:table-cell>
          <table:table-cell office:value-type="string">
            <text:p>&lt;--- max</text:p>
          </table:table-cell>
        </table:table-row>
        <table:table-row table:style-name="ro3">
          <table:table-cell office:value-type="float" office:value="-6.5">
            <text:p>-6.5</text:p>
          </table:table-cell>
          <table:table-cell table:formula="of:= - (([.A14]*[.A14]) + (12.5*[.A14])) / (0.08*[.A14] + 0.5)" office:value-type="float" office:value="-1950">
            <text:p>-1950</text:p>
          </table:table-cell>
          <table:table-cell office:value-type="string">
            <text:p>&lt;--- min</text:p>
          </table:table-cell>
        </table:table-row>
        <table:table-row table:style-name="ro3">
          <table:table-cell office:value-type="float" office:value="-7">
            <text:p>-7</text:p>
          </table:table-cell>
          <table:table-cell table:formula="of:= - (([.A15]*[.A15]) + (12.5*[.A15])) / (0.08*[.A15] + 0.5)" office:value-type="float" office:value="-641.666666666666">
            <text:p>-641.6666666667</text:p>
          </table:table-cell>
          <table:table-cell/>
        </table:table-row>
        <table:table-row table:style-name="ro3">
          <table:table-cell office:value-type="float" office:value="-7.5">
            <text:p>-7.5</text:p>
          </table:table-cell>
          <table:table-cell table:formula="of:= - (([.A16]*[.A16]) + (12.5*[.A16])) / (0.08*[.A16] + 0.5)" office:value-type="float" office:value="-375">
            <text:p>-375</text:p>
          </table:table-cell>
          <table:table-cell/>
        </table:table-row>
        <table:table-row table:style-name="ro3">
          <table:table-cell office:value-type="float" office:value="-8">
            <text:p>-8</text:p>
          </table:table-cell>
          <table:table-cell table:formula="of:= - (([.A17]*[.A17]) + (12.5*[.A17])) / (0.08*[.A17] + 0.5)" office:value-type="float" office:value="-257.142857142857">
            <text:p>-257.1428571429</text:p>
          </table:table-cell>
          <table:table-cell/>
        </table:table-row>
        <table:table-row table:style-name="ro3">
          <table:table-cell office:value-type="float" office:value="-8.5">
            <text:p>-8.5</text:p>
          </table:table-cell>
          <table:table-cell table:formula="of:= - (([.A18]*[.A18]) + (12.5*[.A18])) / (0.08*[.A18] + 0.5)" office:value-type="float" office:value="-188.888888888889">
            <text:p>-188.8888888889</text:p>
          </table:table-cell>
          <table:table-cell/>
        </table:table-row>
        <table:table-row table:style-name="ro3">
          <table:table-cell office:value-type="float" office:value="-9">
            <text:p>-9</text:p>
          </table:table-cell>
          <table:table-cell table:formula="of:= - (([.A19]*[.A19]) + (12.5*[.A19])) / (0.08*[.A19] + 0.5)" office:value-type="float" office:value="-143.181818181818">
            <text:p>-143.1818181818</text:p>
          </table:table-cell>
          <table:table-cell/>
        </table:table-row>
        <table:table-row table:style-name="ro3">
          <table:table-cell office:value-type="float" office:value="-9.5">
            <text:p>-9.5</text:p>
          </table:table-cell>
          <table:table-cell table:formula="of:= - (([.A20]*[.A20]) + (12.5*[.A20])) / (0.08*[.A20] + 0.5)" office:value-type="float" office:value="-109.615384615385">
            <text:p>-109.6153846154</text:p>
          </table:table-cell>
          <table:table-cell/>
        </table:table-row>
        <table:table-row table:style-name="ro3">
          <table:table-cell office:value-type="float" office:value="-10">
            <text:p>-10</text:p>
          </table:table-cell>
          <table:table-cell table:formula="of:= - (([.A21]*[.A21]) + (12.5*[.A21])) / (0.08*[.A21] + 0.5)" office:value-type="float" office:value="-83.3333333333333">
            <text:p>-83.3333333333</text:p>
          </table:table-cell>
          <table:table-cell/>
        </table:table-row>
        <table:table-row table:style-name="ro3">
          <table:table-cell office:value-type="float" office:value="-10.5">
            <text:p>-10.5</text:p>
          </table:table-cell>
          <table:table-cell table:formula="of:= - (([.A22]*[.A22]) + (12.5*[.A22])) / (0.08*[.A22] + 0.5)" office:value-type="float" office:value="-61.764705882353">
            <text:p>-61.7647058824</text:p>
          </table:table-cell>
          <table:table-cell/>
        </table:table-row>
        <table:table-row table:style-name="ro3">
          <table:table-cell office:value-type="float" office:value="-11">
            <text:p>-11</text:p>
          </table:table-cell>
          <table:table-cell table:formula="of:= - (([.A23]*[.A23]) + (12.5*[.A23])) / (0.08*[.A23] + 0.5)" office:value-type="float" office:value="-43.421052631579">
            <text:p>-43.4210526316</text:p>
          </table:table-cell>
          <table:table-cell/>
        </table:table-row>
        <table:table-row table:style-name="ro3">
          <table:table-cell office:value-type="float" office:value="-11.5">
            <text:p>-11.5</text:p>
          </table:table-cell>
          <table:table-cell table:formula="of:= - (([.A24]*[.A24]) + (12.5*[.A24])) / (0.08*[.A24] + 0.5)" office:value-type="float" office:value="-27.3809523809524">
            <text:p>-27.380952381</text:p>
          </table:table-cell>
          <table:table-cell/>
        </table:table-row>
        <table:table-row table:style-name="ro3">
          <table:table-cell office:value-type="float" office:value="-12">
            <text:p>-12</text:p>
          </table:table-cell>
          <table:table-cell table:formula="of:= - (([.A25]*[.A25]) + (12.5*[.A25])) / (0.08*[.A25] + 0.5)" office:value-type="float" office:value="-13.0434782608696">
            <text:p>-13.0434782609</text:p>
          </table:table-cell>
          <table:table-cell/>
        </table:table-row>
        <table:table-row table:style-name="ro3">
          <table:table-cell office:value-type="float" office:value="-12.5">
            <text:p>-12.5</text:p>
          </table:table-cell>
          <table:table-cell table:formula="of:= - (([.A26]*[.A26]) + (12.5*[.A26])) / (0.08*[.A26] + 0.5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-13">
            <text:p>-13</text:p>
          </table:table-cell>
          <table:table-cell table:formula="of:= - (([.A27]*[.A27]) + (12.5*[.A27])) / (0.08*[.A27] + 0.5)" office:value-type="float" office:value="12.037037037037">
            <text:p>12.037037037</text:p>
          </table:table-cell>
          <table:table-cell/>
        </table:table-row>
        <table:table-row table:style-name="ro3">
          <table:table-cell office:value-type="float" office:value="-13.5">
            <text:p>-13.5</text:p>
          </table:table-cell>
          <table:table-cell table:formula="of:= - (([.A28]*[.A28]) + (12.5*[.A28])) / (0.08*[.A28] + 0.5)" office:value-type="float" office:value="23.2758620689655">
            <text:p>23.275862069</text:p>
          </table:table-cell>
          <table:table-cell/>
        </table:table-row>
        <table:table-row table:style-name="ro3">
          <table:table-cell office:value-type="float" office:value="-14">
            <text:p>-14</text:p>
          </table:table-cell>
          <table:table-cell table:formula="of:= - (([.A29]*[.A29]) + (12.5*[.A29])) / (0.08*[.A29] + 0.5)" office:value-type="float" office:value="33.8709677419355">
            <text:p>33.8709677419</text:p>
          </table:table-cell>
          <table:table-cell/>
        </table:table-row>
        <table:table-row table:style-name="ro3">
          <table:table-cell office:value-type="float" office:value="-14.5">
            <text:p>-14.5</text:p>
          </table:table-cell>
          <table:table-cell table:formula="of:= - (([.A30]*[.A30]) + (12.5*[.A30])) / (0.08*[.A30] + 0.5)" office:value-type="float" office:value="43.9393939393939">
            <text:p>43.9393939394</text:p>
          </table:table-cell>
          <table:table-cell/>
        </table:table-row>
        <table:table-row table:style-name="ro3">
          <table:table-cell office:value-type="float" office:value="-15">
            <text:p>-15</text:p>
          </table:table-cell>
          <table:table-cell table:formula="of:= - (([.A31]*[.A31]) + (12.5*[.A31])) / (0.08*[.A31] + 0.5)" office:value-type="float" office:value="53.5714285714286">
            <text:p>53.5714285714</text:p>
          </table:table-cell>
          <table:table-cell/>
        </table:table-row>
        <table:table-row table:style-name="ro3">
          <table:table-cell office:value-type="float" office:value="-15.5">
            <text:p>-15.5</text:p>
          </table:table-cell>
          <table:table-cell table:formula="of:= - (([.A32]*[.A32]) + (12.5*[.A32])) / (0.08*[.A32] + 0.5)" office:value-type="float" office:value="62.8378378378378">
            <text:p>62.8378378378</text:p>
          </table:table-cell>
          <table:table-cell/>
        </table:table-row>
        <table:table-row table:style-name="ro3">
          <table:table-cell office:value-type="float" office:value="-16">
            <text:p>-16</text:p>
          </table:table-cell>
          <table:table-cell table:formula="of:= - (([.A33]*[.A33]) + (12.5*[.A33])) / (0.08*[.A33] + 0.5)" office:value-type="float" office:value="71.7948717948718">
            <text:p>71.7948717949</text:p>
          </table:table-cell>
          <table:table-cell/>
        </table:table-row>
        <table:table-row table:style-name="ro3">
          <table:table-cell office:value-type="float" office:value="-16.5">
            <text:p>-16.5</text:p>
          </table:table-cell>
          <table:table-cell table:formula="of:= - (([.A34]*[.A34]) + (12.5*[.A34])) / (0.08*[.A34] + 0.5)" office:value-type="float" office:value="80.4878048780488">
            <text:p>80.487804878</text:p>
          </table:table-cell>
          <table:table-cell/>
        </table:table-row>
        <table:table-row table:style-name="ro3">
          <table:table-cell office:value-type="float" office:value="-17">
            <text:p>-17</text:p>
          </table:table-cell>
          <table:table-cell table:formula="of:= - (([.A35]*[.A35]) + (12.5*[.A35])) / (0.08*[.A35] + 0.5)" office:value-type="float" office:value="88.953488372093">
            <text:p>88.9534883721</text:p>
          </table:table-cell>
          <table:table-cell/>
        </table:table-row>
        <table:table-row table:style-name="ro3">
          <table:table-cell office:value-type="float" office:value="-17.5">
            <text:p>-17.5</text:p>
          </table:table-cell>
          <table:table-cell table:formula="of:= - (([.A36]*[.A36]) + (12.5*[.A36])) / (0.08*[.A36] + 0.5)" office:value-type="float" office:value="97.2222222222222">
            <text:p>97.2222222222</text:p>
          </table:table-cell>
          <table:table-cell/>
        </table:table-row>
        <table:table-row table:style-name="ro3">
          <table:table-cell office:value-type="float" office:value="-18">
            <text:p>-18</text:p>
          </table:table-cell>
          <table:table-cell table:formula="of:= - (([.A37]*[.A37]) + (12.5*[.A37])) / (0.08*[.A37] + 0.5)" office:value-type="float" office:value="105.31914893617">
            <text:p>105.3191489362</text:p>
          </table:table-cell>
          <table:table-cell/>
        </table:table-row>
        <table:table-row table:style-name="ro3">
          <table:table-cell office:value-type="float" office:value="-18.5">
            <text:p>-18.5</text:p>
          </table:table-cell>
          <table:table-cell table:formula="of:= - (([.A38]*[.A38]) + (12.5*[.A38])) / (0.08*[.A38] + 0.5)" office:value-type="float" office:value="113.265306122449">
            <text:p>113.2653061224</text:p>
          </table:table-cell>
          <table:table-cell/>
        </table:table-row>
        <table:table-row table:style-name="ro3">
          <table:table-cell office:value-type="float" office:value="-19">
            <text:p>-19</text:p>
          </table:table-cell>
          <table:table-cell table:formula="of:= - (([.A39]*[.A39]) + (12.5*[.A39])) / (0.08*[.A39] + 0.5)" office:value-type="float" office:value="121.078431372549">
            <text:p>121.0784313725</text:p>
          </table:table-cell>
          <table:table-cell/>
        </table:table-row>
        <table:table-row table:style-name="ro3">
          <table:table-cell office:value-type="float" office:value="-19.5">
            <text:p>-19.5</text:p>
          </table:table-cell>
          <table:table-cell table:formula="of:= - (([.A40]*[.A40]) + (12.5*[.A40])) / (0.08*[.A40] + 0.5)" office:value-type="float" office:value="128.77358490566">
            <text:p>128.7735849057</text:p>
          </table:table-cell>
          <table:table-cell/>
        </table:table-row>
        <table:table-row table:style-name="ro3">
          <table:table-cell office:value-type="float" office:value="-20">
            <text:p>-20</text:p>
          </table:table-cell>
          <table:table-cell table:formula="of:= - (([.A41]*[.A41]) + (12.5*[.A41])) / (0.08*[.A41] + 0.5)" office:value-type="float" office:value="136.363636363636">
            <text:p>136.3636363636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5T15:27:08</meta:creation-date>
    <meta:editing-duration>P0D</meta:editing-duration>
    <meta:editing-cycles>2</meta:editing-cycles>
    <meta:generator>LibreOffice/3.5$Linux_X86_64 LibreOffice_project/350m1$Build-2</meta:generator>
    <dc:date>2014-03-15T15:49:08</dc:date>
    <meta:document-statistic meta:table-count="3" meta:cell-count="84" meta:object-count="0"/>
  </office:meta>
</office:document-meta>
</file>